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8294a" officeooo:paragraph-rsid="0008294a"/>
    </style:style>
    <style:style style:name="P2" style:family="paragraph" style:parent-style-name="Standard">
      <style:text-properties officeooo:rsid="00087429" officeooo:paragraph-rsid="00087429"/>
    </style:style>
    <style:style style:name="P3" style:family="paragraph" style:parent-style-name="Standard">
      <style:text-properties officeooo:rsid="0008d8ab" officeooo:paragraph-rsid="0008d8ab"/>
    </style:style>
    <style:style style:name="P4" style:family="paragraph" style:parent-style-name="Standard">
      <style:text-properties officeooo:rsid="000a1369" officeooo:paragraph-rsid="000a1369"/>
    </style:style>
    <style:style style:name="P5" style:family="paragraph" style:parent-style-name="Standard">
      <style:text-properties officeooo:rsid="000b948f" officeooo:paragraph-rsid="000b948f"/>
    </style:style>
    <style:style style:name="P6" style:family="paragraph" style:parent-style-name="Standard">
      <style:text-properties officeooo:rsid="000c5219" officeooo:paragraph-rsid="000c5219"/>
    </style:style>
    <style:style style:name="P7" style:family="paragraph" style:parent-style-name="Standard">
      <style:text-properties officeooo:rsid="000d3192" officeooo:paragraph-rsid="000d3192"/>
    </style:style>
    <style:style style:name="P8" style:family="paragraph" style:parent-style-name="Standard">
      <style:text-properties officeooo:rsid="000e6d72" officeooo:paragraph-rsid="000e6d72"/>
    </style:style>
    <style:style style:name="P9" style:family="paragraph" style:parent-style-name="Standard">
      <style:text-properties officeooo:rsid="0010261e" officeooo:paragraph-rsid="0010261e"/>
    </style:style>
    <style:style style:name="P10" style:family="paragraph" style:parent-style-name="Standard">
      <style:text-properties officeooo:rsid="00102dc1" officeooo:paragraph-rsid="00102dc1"/>
    </style:style>
    <style:style style:name="P11" style:family="paragraph" style:parent-style-name="Standard">
      <style:text-properties officeooo:rsid="00114cb3" officeooo:paragraph-rsid="00114cb3"/>
    </style:style>
    <style:style style:name="P12" style:family="paragraph" style:parent-style-name="Standard">
      <style:text-properties officeooo:rsid="0012a096" officeooo:paragraph-rsid="0012a096"/>
    </style:style>
    <style:style style:name="P13" style:family="paragraph" style:parent-style-name="Standard">
      <style:text-properties officeooo:rsid="00133187" officeooo:paragraph-rsid="00133187"/>
    </style:style>
    <style:style style:name="P14" style:family="paragraph" style:parent-style-name="Standard">
      <style:text-properties officeooo:rsid="001639f6" officeooo:paragraph-rsid="001639f6"/>
    </style:style>
    <style:style style:name="P15" style:family="paragraph" style:parent-style-name="Standard">
      <style:text-properties officeooo:rsid="0017efee" officeooo:paragraph-rsid="0017efee"/>
    </style:style>
    <style:style style:name="T1" style:family="text">
      <style:text-properties officeooo:rsid="0011bde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isiologia humana </text:p>
      <text:p text:style-name="P1"/>
      <text:p text:style-name="P1">Funcions generals del sistema respiratori i mecànica respiratòria</text:p>
      <text:p text:style-name="P1"/>
      <text:p text:style-name="P1"/>
      <text:p text:style-name="P2">Intercanvi de gasos entre el medi extern i intern. Volem tenir oxigen per poder fer metabolisme aeròbic. </text:p>
      <text:p text:style-name="P2">A més, genera CO2 i el volem fotre fora. </text:p>
      <text:p text:style-name="P2">Cor i musculs respiratoris en acidosi e paren </text:p>
      <text:p text:style-name="P2"/>
      <text:p text:style-name="P2">Ventilació (Va): component general que te molts elements diferents: entrada d’aire als pulmons</text:p>
      <text:p text:style-name="P2">Perfussió: entrada de sang </text:p>
      <text:p text:style-name="P2">Difusió: gasos passen del medi gasos al medi líquid a l’inrevés</text:p>
      <text:p text:style-name="P2">Transport: </text:p>
      <text:p text:style-name="P2">Consum:</text:p>
      <text:p text:style-name="P2"/>
      <text:p text:style-name="P2">intercanvi de gasos primer al pulmó, després als òrgans. </text:p>
      <text:p text:style-name="P2"/>
      <text:p text:style-name="P2"/>
      <text:p text:style-name="P3">VA/Q</text:p>
      <text:p text:style-name="P3"/>
      <text:p text:style-name="P4">Entra aire amb ventilació alveolar, hi ha perfussió als pulmons, sang surt dels pulmons, va al cor, oxigen dilssolt amb el plasma o en una hemoglobina, difon a tot l’organisme. flux fa que l’organ pugui consumir oxigen. de tot el gos, tornen sangs diferents. es junta amb altres organs i la part dreta del cor envia la sang barrejada de tot l’organisme (v porta ralleta) i la perfussió pulmonar permet tancar el cicle</text:p>
      <text:p text:style-name="P4"/>
      <text:p text:style-name="P4"/>
      <text:p text:style-name="P4">Vies aèries, parènquima pulmonar. unitats respiratòries: alveol i capilar (bossa alveolar i capilars) </text:p>
      <text:p text:style-name="P4"/>
      <text:p text:style-name="P4"/>
      <text:p text:style-name="P4">vies aèries superiors: </text:p>
      <text:p text:style-name="P4">- cavitat nasal</text:p>
      <text:p text:style-name="P4">- orofaringe</text:p>
      <text:p text:style-name="P4">- laringe</text:p>
      <text:p text:style-name="P4"/>
      <text:p text:style-name="P4">condueix aire als pulmons, l’escalfa i el filtra</text:p>
      <text:p text:style-name="P4"/>
      <text:p text:style-name="P4">nas i fosses nasals: condicionament de l’aire, retenció d’impureses, caixa de ressonància, funció olfactòria</text:p>
      <text:p text:style-name="P4"/>
      <text:p text:style-name="P4">faringe: tub musculos situat en coll i revestit de mucosa. </text:p>
      <text:p text:style-name="P4">connecta nas i boca amb traquea i esofag</text:p>
      <text:p text:style-name="P4"/>
      <text:p text:style-name="P4">nasofaringe, orofaringe, laringofaringe. </text:p>
      <text:p text:style-name="P4"/>
      <text:p text:style-name="P4"/>
      <text:p text:style-name="P4">laringe: cordes bucals, permet pas de l’aire, fer sons i esfinteriana (menjar vagi cap a on toca) </text:p>
      <text:p text:style-name="P4"/>
      <text:p text:style-name="P4"/>
      <text:p text:style-name="P4"/>
      <text:p text:style-name="P4"/>
      <text:p text:style-name="P4"><text:soft-page-break/>vies aèries inferiors :</text:p>
      <text:p text:style-name="P4">tràquea: </text:p>
      <text:p text:style-name="P4">conducte remirigid, </text:p>
      <text:p text:style-name="P4">teixit fibros, muscular i amb cartilags (15-20, anells incomplerts) </text:p>
      <text:p text:style-name="P4">entre laringe i bronquis principals</text:p>
      <text:p text:style-name="P4">trajecte oblic: cap avall, enrere i a la dreta</text:p>
      <text:p text:style-name="P4">carina traqueal</text:p>
      <text:p text:style-name="P4"/>
      <text:p text:style-name="P4"/>
      <text:p text:style-name="P4">bronquis principals</text:p>
      <text:p text:style-name="P4">ramificacions de l atràquea</text:p>
      <text:p text:style-name="P4">morfologia similar a traquea</text:p>
      <text:p text:style-name="P4"/>
      <text:p text:style-name="P4">bronqui princpial dret: vertical</text:p>
      <text:p text:style-name="P4">bronqui esquerre: trajecte mes horitzontal</text:p>
      <text:p text:style-name="P4"/>
      <text:p text:style-name="P4"/>
      <text:p text:style-name="P4">divisions bronquials:</text:p>
      <text:p text:style-name="P5">es divideix com branques d’un arbre. </text:p>
      <text:p text:style-name="P5"/>
      <text:p text:style-name="P6">tuberies que poden col·lapsar per diferencies de pressions. </text:p>
      <text:p text:style-name="P6"/>
      <text:p text:style-name="P6"/>
      <text:p text:style-name="P6"/>
      <text:p text:style-name="P7">pulmons: dos pulmons. reserva important per respirar. </text:p>
      <text:p text:style-name="P7"/>
      <text:p text:style-name="P7">pulmo dret: cissura major o obliqua </text:p>
      <text:p text:style-name="P7">3 lobuls: cara costal, cara diafragmatica, cara mediastinica, vertex pulmonar</text:p>
      <text:p text:style-name="P7"/>
      <text:p text:style-name="P7">pulmo esuqerra<text:line-break/>dos lobuls amb la lingula. </text:p>
      <text:p text:style-name="P7"/>
      <text:p text:style-name="P7"/>
      <text:p text:style-name="P7">unitat alveol-capilar. </text:p>
      <text:p text:style-name="P7"/>
      <text:p text:style-name="P7"/>
      <text:p text:style-name="P8">músculs respiratoris</text:p>
      <text:p text:style-name="P8">diafragma (quan es contrau augmenta cefalocaudalment els pulmons), intercostals interns, parasternals. el pulmo creix anteroposterior i lateral. molt aeròbics (resistents a la fatiga) </text:p>
      <text:p text:style-name="P8"/>
      <text:p text:style-name="P8"/>
      <text:p text:style-name="P8">pleura: serosa de coberta </text:p>
      <text:p text:style-name="P8"><text:tab/>pleura visceral</text:p>
      <text:p text:style-name="P8"><text:tab/>pleura parietal </text:p>
      <text:p text:style-name="P8"><text:tab/><text:tab/>cavitat pleural</text:p>
      <text:p text:style-name="P8"/>
      <text:p text:style-name="P8">pleura parietal: </text:p>
      <text:p text:style-name="P8"><text:tab/>pleura costal</text:p>
      <text:p text:style-name="P8"><text:tab/>pleura diafragmatica</text:p>
      <text:p text:style-name="P8"><text:tab/>pleura mediastinica</text:p>
      <text:p text:style-name="P8"/>
      <text:p text:style-name="P8">puño en globo</text:p>
      <text:p text:style-name="P8"><text:soft-page-break/>Mecanica respiratoria: </text:p>
      <text:p text:style-name="P8">Músculs inspiratoris es contrauen i la pressió a la pleura baixa (més negativa) i es transmet a l’alveol (negativa alveol respecte atmosfera) -&gt; aire entra. </text:p>
      <text:p text:style-name="P8">pressio transpulmonar dificulta transmissio de la pressio i ajuda a ser positiu en la expiració, alveol s’ha de posar positiu </text:p>
      <text:p text:style-name="P8"/>
      <text:p text:style-name="P8"/>
      <text:p text:style-name="P8">volum corrent (tidal): volum respiracio normal </text:p>
      <text:p text:style-name="P8"/>
      <text:p text:style-name="P8">frequencia respiratoria: respiracions per minut </text:p>
      <text:p text:style-name="P8"/>
      <text:p text:style-name="P8">miltiplicar VT x FR: respiració minut. </text:p>
      <text:p text:style-name="P8"/>
      <text:p text:style-name="P8">temps inspiratori: temps en el que consumim energia per contraure els musculs</text:p>
      <text:p text:style-name="P8">temps de tot el cicle respiratori: inspirar, expirar i parada. </text:p>
      <text:p text:style-name="P8"/>
      <text:p text:style-name="P9">si dediquem massa temps a inspirar ens cansem mes</text:p>
      <text:p text:style-name="P9"/>
      <text:p text:style-name="P9">VT/Tinspiratori: velocitat entrada aire.</text:p>
      <text:p text:style-name="P9"/>
      <text:p text:style-name="P9"/>
      <text:p text:style-name="P9"/>
      <text:p text:style-name="P10">espirometria forçada: no maniobra natural. </text:p>
      <text:p text:style-name="P10"/>
      <text:p text:style-name="P11">agafar aire fondo (capacitat pulmonar total) <text:s/>i fer-ho fora rapid. </text:p>
      <text:p text:style-name="P11"/>
      <text:p text:style-name="P11"/>
      <text:p text:style-name="P11">FEV1: força respiratoria al primer segon. velocitat que jo puc transmetre al aire per sortir. mostra estat de les tuberies</text:p>
      <text:p text:style-name="P11"/>
      <text:p text:style-name="P11">capacitat vital forçada: quan ho treus tot (FVC) - mostra capacitat total. </text:p>
      <text:p text:style-name="P11"/>
      <text:p text:style-name="P11"/>
      <text:p text:style-name="P11">FEV/FVC com a quocient </text:p>
      <text:p text:style-name="P11"/>
      <text:p text:style-name="P11"/>
      <text:p text:style-name="P11">hi ha valors de referència per la espirometria forçada. valor absolut. (cc, L)</text:p>
      <text:p text:style-name="P11"/>
      <text:p text:style-name="P11">% dels valors de referència. (valor absolut/valor referència x 100) </text:p>
      <text:p text:style-name="P11"/>
      <text:p text:style-name="P11"/>
      <text:p text:style-name="P11"/>
      <text:p text:style-name="P11"/>
      <text:p text:style-name="P11">-ètnia</text:p>
      <text:p text:style-name="P11">-sexe</text:p>
      <text:p text:style-name="P11">-edat</text:p>
      <text:p text:style-name="P11">-pes</text:p>
      <text:p text:style-name="P11">-alçada</text:p>
      <text:p text:style-name="P11"/>
      <text:p text:style-name="P11">FEV: teòric / el real = tant% referència. </text:p>
      <text:p text:style-name="P11">obstruccións tenen un valor espiromètric per sota de 70. (en el quocient) </text:p>
      <text:p text:style-name="P11">per saber si es greu o no, es mira el % de FVC i FEV1 (quant mes baixos, pitjor)</text:p>
      <text:p text:style-name="P11"><text:soft-page-break/>es poden fer representacions volum/temps o volum insp/volum esp</text:p>
      <text:p text:style-name="P11"/>
      <text:p text:style-name="P11"/>
      <text:p text:style-name="P11">Ens dona la situació de base i si la persona és molt reactiva enfront estímuls</text:p>
      <text:p text:style-name="P11"/>
      <text:p text:style-name="P11">per saber si és reactiu: producte per obrir bronqui</text:p>
      <text:p text:style-name="P11">es fa <text:span text:style-name="T1">espirometria</text:span>. si després de donar hi ha millor, positiu significatiu</text:p>
      <text:p text:style-name="P11">si hi ha poc canvi, no significatiu. </text:p>
      <text:p text:style-name="P11"/>
      <text:p text:style-name="P12">de vegades és dubtosa: </text:p>
      <text:p text:style-name="P12">podem usar la broncoprovocadora (bronqui es tanca) </text:p>
      <text:p text:style-name="P12"><text:tab/>especifica: allergen concret, exercici</text:p>
      <text:p text:style-name="P12"><text:tab/>inespecifica: metacolina, manitol</text:p>
      <text:p text:style-name="P12"/>
      <text:p text:style-name="P12"/>
      <text:p text:style-name="P12">FEV i FVC per menys del 80% és raro</text:p>
      <text:p text:style-name="P12"/>
      <text:p text:style-name="P12">si és molt pitjor, hiperreactivitat. </text:p>
      <text:p text:style-name="P12"/>
      <text:p text:style-name="P12"/>
      <text:p text:style-name="P12"/>
      <text:p text:style-name="P12">pletismògraf corporal: </text:p>
      <text:p text:style-name="P12"/>
      <text:p text:style-name="P13">volums i capacitats. </text:p>
      <text:p text:style-name="P13">volum normal: tidal volum.</text:p>
      <text:p text:style-name="P13"/>
      <text:p text:style-name="P13">agafar aire fons: capacitat pulmonar total. </text:p>
      <text:p text:style-name="P13">aire en repos: capacitat residual funcional (sense inspirar) </text:p>
      <text:p text:style-name="P13">treure tot aire: no es pot treure tot (sempre es queda una mica): volum residual </text:p>
      <text:p text:style-name="P13"/>
      <text:p text:style-name="P13"/>
      <text:p text:style-name="P14">alteració ventilatòria obstructiva.</text:p>
      <text:p text:style-name="P14">no poden treure tot l’aire</text:p>
      <text:p text:style-name="P14">atrapament aeri: volum residual &gt; 120%</text:p>
      <text:p text:style-name="P14">capacitat pulmonar total &gt; 120%: hiperinsuflació pulmonar estàtica.</text:p>
      <text:p text:style-name="P14"/>
      <text:p text:style-name="P14">volums per sota del 80%: malaltia restrictiva</text:p>
      <text:p text:style-name="P14"/>
      <text:p text:style-name="P14">altres funcions pulmo: </text:p>
      <text:p text:style-name="P14">depuracio de elements nocius: barrera fisica, mucus, moviments ciliars, defenses immunologiques </text:p>
      <text:p text:style-name="P14"/>
      <text:p text:style-name="P14">productor de coses: substància tensoactiva (no col·lapsi), immunoglobulines A, hormones (poques però en determinades malalties es dispara, alteracions generals del cos. serotonina, antidiuretica) </text:p>
      <text:p text:style-name="P14"/>
      <text:p text:style-name="P14"/>
      <text:p text:style-name="P15">secreció inadequada d’antidiurètic en cas de cancer del pulmo i tal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3T11:02:28.548886453</meta:creation-date>
    <dc:date>2025-01-23T11:45:00.096393247</dc:date>
    <meta:editing-duration>PT42M25S</meta:editing-duration>
    <meta:editing-cycles>17</meta:editing-cycles>
    <meta:generator>LibreOffice/24.2.7.2$Linux_X86_64 LibreOffice_project/420$Build-2</meta:generator>
    <meta:document-statistic meta:table-count="0" meta:image-count="0" meta:object-count="0" meta:page-count="4" meta:paragraph-count="106" meta:word-count="801" meta:character-count="5329" meta:non-whitespace-character-count="4572"/>
  </office:meta>
</office:document-meta>
</file>